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start"/>
      <style:text-properties fo:language="fr" fo:country="FR"/>
    </style:style>
    <style:style style:name="P2" style:parent-style-name="Normal" style:family="paragraph">
      <style:paragraph-properties fo:text-align="start"/>
      <style:text-properties fo:language="fr" fo:country="FR"/>
    </style:style>
    <style:style style:name="P3" style:parent-style-name="Normal" style:family="paragraph">
      <style:paragraph-properties fo:text-align="start"/>
      <style:text-properties fo:language="fr" fo:country="FR"/>
    </style:style>
    <style:style style:name="P4" style:parent-style-name="Normal" style:family="paragraph">
      <style:paragraph-properties fo:text-align="start"/>
      <style:text-properties fo:language="fr" fo:country="FR"/>
    </style:style>
    <style:style style:name="P5" style:parent-style-name="Normal" style:family="paragraph">
      <style:paragraph-properties fo:text-align="start"/>
      <style:text-properties fo:language="fr" fo:country="FR"/>
    </style:style>
    <style:style style:name="P6" style:parent-style-name="Normal" style:family="paragraph">
      <style:paragraph-properties fo:text-align="start"/>
      <style:text-properties fo:font-weight="bold" style:font-weight-asian="bold" style:font-weight-complex="bold" fo:language="fr" fo:country="FR"/>
    </style:style>
    <style:style style:name="P7" style:parent-style-name="Normal" style:family="paragraph">
      <style:paragraph-properties fo:text-align="start"/>
      <style:text-properties fo:language="fr" fo:country="FR"/>
    </style:style>
    <style:style style:name="P8" style:parent-style-name="Normal" style:family="paragraph">
      <style:paragraph-properties fo:text-align="start"/>
      <style:text-properties fo:language="fr" fo:country="FR"/>
    </style:style>
    <style:style style:name="P9" style:parent-style-name="Normal" style:family="paragraph">
      <style:paragraph-properties fo:text-align="start"/>
      <style:text-properties fo:language="fr" fo:country="FR"/>
    </style:style>
    <style:style style:name="P10" style:parent-style-name="Normal" style:family="paragraph">
      <style:paragraph-properties fo:text-align="start"/>
      <style:text-properties fo:language="fr" fo:country="FR"/>
    </style:style>
    <style:style style:name="P11" style:parent-style-name="Normal" style:family="paragraph">
      <style:paragraph-properties fo:text-align="start"/>
      <style:text-properties fo:language="fr" fo:country="FR"/>
    </style:style>
    <style:style style:name="P12" style:parent-style-name="Normal" style:family="paragraph">
      <style:paragraph-properties fo:text-align="start"/>
      <style:text-properties fo:language="fr" fo:country="FR"/>
    </style:style>
    <style:style style:name="P13" style:parent-style-name="Normal" style:family="paragraph">
      <style:paragraph-properties fo:text-align="start"/>
      <style:text-properties fo:language="fr" fo:country="FR"/>
    </style:style>
    <style:style style:name="P14" style:parent-style-name="Normal" style:family="paragraph">
      <style:paragraph-properties fo:text-align="start"/>
      <style:text-properties fo:language="fr" fo:country="FR"/>
    </style:style>
  </office:automatic-styles>
  <office:body>
    <office:text text:use-soft-page-breaks="true">
      <text:p text:style-name="P1">Introduction à la programmation en Java</text:p>
      <text:p text:style-name="P2">Simulateur</text:p>
      <text:p text:style-name="P3">Mehdi EL AYADI</text:p>
      <text:p text:style-name="P4">Zakarya<text:s/>BOUALI</text:p>
      <text:p text:style-name="P5">L3 MIAGE – 2019/2020</text:p>
      <text:p text:style-name="P6">La structure du<text:s/>projet</text:p>
      <text:p text:style-name="P7">L’idée de base était d’éviter au maximum de dupliquer du code en utilisant les possibilités offertes par la programmation orienté objet.</text:p>
      <text:p text:style-name="P8">La structure centrale (système<text:s/>centralisé), est appelé « Controller » , c’est celle qui réalise les actions pour chaque éléments de notre simulation, <text:s/>elle « contrôle ».</text:p>
      <text:p text:style-name="P9">Chaque Controller, sera adapté à chaque politique. Et ainsi pour éviter de dupliquer du code et d’ajouter facilement une nouvelle politique. Nous avons une classe mère<text:s/>(abstraite)<text:s/>Controller avec les éléments de bases à chaque<text:s/>politique, les ascenseurs et les passagers que l’on va utiliser. Et chaque politique aura un Controller qui hérite de la classe mère (qui elle ne peut être instancié directement) :</text:p>
      <text:p text:style-name="P10">Controller_Politique1, Controller_Politique2, Controller_Politique3 …</text:p>
      <text:p text:style-name="P11">Les acteurs de la simulation</text:p>
      <text:p text:style-name="P12"/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hdi Ayadi</meta:initial-creator>
    <dc:creator>Mehdi Ayadi</dc:creator>
    <meta:creation-date>2020-01-04T10:37:00Z</meta:creation-date>
    <dc:date>2020-01-05T12:37:00Z</dc:date>
    <meta:template xlink:href="Normal" xlink:type="simple"/>
    <meta:editing-cycles>16</meta:editing-cycles>
    <meta:editing-duration>PT93600S</meta:editing-duration>
    <meta:document-statistic meta:page-count="1" meta:paragraph-count="1" meta:word-count="144" meta:character-count="941" meta:row-count="6" meta:non-whitespace-character-count="798"/>
  </office:meta>
</office:document-meta>
</file>